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SB4b15CBWQogrqMCPLjpkYbAuJocod1nTlD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3.1$Linux_X86_64 LibreOffice_project/30$Build-1</meta:generator>
    <dc:date>2023-01-09T00:14:32.639432666</dc:date>
    <meta:editing-duration>PT8M29S</meta:editing-duration>
    <meta:editing-cycles>4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